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65000001D4277ECC48A585E2EE.png" manifest:media-type="image/png"/>
  <manifest:file-entry manifest:full-path="Pictures/10000000000001BE000002ACDFCCA311B45BC61C.png" manifest:media-type="image/png"/>
  <manifest:file-entry manifest:full-path="Pictures/10000000000001590000015D95BC420B912BAB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52in" svg:y="-0.6437in" svg:width="6.9252in" svg:height="1.9791in" draw:z-index="0"><draw:image xlink:href="Pictures/1000000000000665000001D4277ECC48A585E2EE.png" xlink:type="simple" xlink:show="embed" xlink:actuate="onLoad" draw:mime-type="image/png"/></draw:frame></text:p>
      <text:p text:style-name="Standard"><draw:frame draw:style-name="fr1" draw:name="Image3" text:anchor-type="char" svg:x="3.0547in" svg:y="0.0075in" svg:width="4.6465in" svg:height="7.1256in" draw:z-index="2"><draw:image xlink:href="Pictures/10000000000001BE000002ACDFCCA311B45BC61C.png" xlink:type="simple" xlink:show="embed" xlink:actuate="onLoad" draw:mime-type="image/png"/></draw:frame></text:p>
      <text:p text:style-name="Standard"><draw:frame draw:style-name="fr1" draw:name="Image2" text:anchor-type="char" svg:x="-0.7811in" svg:y="0.0118in" svg:width="3.5929in" svg:height="3.6346in" draw:z-index="1"><draw:image xlink:href="Pictures/10000000000001590000015D95BC420B912BAB40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04:56.356000000</meta:creation-date>
    <dc:date>2024-01-23T18:07:02.409000000</dc:date>
    <meta:editing-duration>PT2M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9.2$Windows_X86_64 LibreOffice_project/cdeefe45c17511d326101eed8008ac4092f278a9</meta:generator>
  </office:meta>
</office:document-meta>
</file>